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Noto Mono" svg:font-family="'Noto Mono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20cf9"/>
    </style:style>
    <style:style style:name="P2" style:family="paragraph" style:parent-style-name="Standard">
      <style:text-properties officeooo:paragraph-rsid="014f678d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105a4fc" officeooo:paragraph-rsid="0105a4fc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b7667" officeooo:paragraph-rsid="000b766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2307c0" officeooo:paragraph-rsid="002307c0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2307c0" officeooo:paragraph-rsid="0031bd2b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104d821" officeooo:paragraph-rsid="0104d821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10248cb" officeooo:paragraph-rsid="010248cb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39e82b" officeooo:paragraph-rsid="0039e82b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924206" officeooo:paragraph-rsid="0092420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paragraph-rsid="00924206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26a0486" officeooo:paragraph-rsid="026a0486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paragraph-rsid="026a0486" style:language-asian="zxx" style:country-asian="none" style:language-complex="zxx" style:country-complex="none"/>
    </style:style>
    <style:style style:name="P15" style:family="paragraph" style:parent-style-name="Standard">
      <style:text-properties officeooo:rsid="026a0486" officeooo:paragraph-rsid="026a0486"/>
    </style:style>
    <style:style style:name="P16" style:family="paragraph" style:parent-style-name="Standard">
      <style:text-properties style:font-name="Courier New" fo:font-size="10pt" fo:language="zxx" fo:country="none" officeooo:rsid="026a0486" officeooo:paragraph-rsid="026a0486" style:font-size-asian="10pt" style:language-asian="zxx" style:country-asian="none" style:font-name-complex="Courier New1" style:language-complex="zxx" style:country-complex="none"/>
    </style:style>
    <style:style style:name="P17" style:family="paragraph" style:parent-style-name="code_5f_frame">
      <style:text-properties officeooo:paragraph-rsid="01830aa1"/>
    </style:style>
    <style:style style:name="P18" style:family="paragraph" style:parent-style-name="code_5f_frame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code_5f_frame">
      <style:text-properties fo:language="zxx" fo:country="none" officeooo:paragraph-rsid="014f678d" style:language-asian="zxx" style:country-asian="none" style:language-complex="zxx" style:country-complex="none"/>
    </style:style>
    <style:style style:name="P20" style:family="paragraph" style:parent-style-name="code_5f_frame">
      <style:text-properties fo:language="zxx" fo:country="none" officeooo:paragraph-rsid="01830aa1" style:language-asian="zxx" style:country-asian="none" style:language-complex="zxx" style:country-complex="none"/>
    </style:style>
    <style:style style:name="P21" style:family="paragraph" style:parent-style-name="code_5f_frame">
      <style:text-properties fo:language="zxx" fo:country="none" officeooo:rsid="01830aa1" officeooo:paragraph-rsid="01830aa1" style:language-asian="zxx" style:country-asian="none" style:language-complex="zxx" style:country-complex="none"/>
    </style:style>
    <style:style style:name="P22" style:family="paragraph" style:parent-style-name="code_5f_title"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code_5f_title">
      <style:text-properties fo:language="zxx" fo:country="none" officeooo:paragraph-rsid="014f678d" style:language-asian="zxx" style:country-asian="none" style:language-complex="zxx" style:country-complex="none"/>
    </style:style>
    <style:style style:name="P24" style:family="paragraph" style:parent-style-name="_32_-FORMULA">
      <style:text-properties fo:language="zxx" fo:country="none" officeooo:paragraph-rsid="026a0486" style:language-asian="zxx" style:country-asian="none" style:language-complex="zxx" style:country-complex="none"/>
    </style:style>
    <style:style style:name="P25" style:family="paragraph" style:parent-style-name="_32_-FORMULA">
      <loext:graphic-properties draw:fill="solid" draw:fill-color="#ffffbb"/>
      <style:paragraph-properties fo:background-color="#ffffbb"/>
      <style:text-properties fo:font-size="11pt" fo:language="zxx" fo:country="none" officeooo:paragraph-rsid="026a0486" style:font-size-asian="11pt" style:language-asian="zxx" style:country-asian="none" style:language-complex="zxx" style:country-complex="none"/>
    </style:style>
    <style:style style:name="P26" style:family="paragraph" style:parent-style-name="_32_-FORMULA">
      <style:text-properties officeooo:paragraph-rsid="026a0486"/>
    </style:style>
    <style:style style:name="P27" style:family="paragraph" style:parent-style-name="_32_-FORMULA">
      <loext:graphic-properties draw:fill="solid" draw:fill-color="#ffffbb"/>
      <style:paragraph-properties fo:background-color="#ffffbb"/>
      <style:text-properties officeooo:paragraph-rsid="026a0486"/>
    </style:style>
    <style:style style:name="P28" style:family="paragraph" style:parent-style-name="_33_-TitleForExample">
      <style:text-properties fo:language="zxx" fo:country="none" officeooo:paragraph-rsid="026a0486" style:language-asian="zxx" style:country-asian="none" style:language-complex="zxx" style:country-complex="none"/>
    </style:style>
    <style:style style:name="P29" style:family="paragraph" style:parent-style-name="_32_-FORMZ">
      <style:text-properties fo:language="zxx" fo:country="none" officeooo:paragraph-rsid="026a0486" style:language-asian="zxx" style:country-asian="none" style:language-complex="zxx" style:country-complex="none"/>
    </style:style>
    <style:style style:name="P30" style:family="paragraph" style:parent-style-name="_32_-FORMZ">
      <loext:graphic-properties draw:fill="solid" draw:fill-color="#ffffbb"/>
      <style:paragraph-properties fo:background-color="#ffffbb"/>
      <style:text-properties fo:language="zxx" fo:country="none" officeooo:paragraph-rsid="026a0486" style:language-asian="zxx" style:country-asian="none" style:language-complex="zxx" style:country-complex="none"/>
    </style:style>
    <style:style style:name="P31" style:family="paragraph" style:parent-style-name="_32_-FORMULA">
      <loext:graphic-properties draw:fill="solid" draw:fill-color="#ffffbb"/>
      <style:paragraph-properties fo:background-color="#ffffbb"/>
      <style:text-properties fo:font-size="11pt" fo:language="zxx" fo:country="none" officeooo:paragraph-rsid="026cd703" style:font-size-asian="11pt" style:language-asian="zxx" style:country-asian="none" style:language-complex="zxx" style:country-complex="none"/>
    </style:style>
    <style:style style:name="P32" style:family="paragraph" style:parent-style-name="_32_-FORMZ">
      <style:text-properties fo:language="zxx" fo:country="none" officeooo:paragraph-rsid="026cd703" style:language-asian="zxx" style:country-asian="none" style:language-complex="zxx" style:country-complex="none"/>
    </style:style>
    <style:style style:name="P33" style:family="paragraph" style:parent-style-name="_33_-TitleForExample">
      <style:text-properties fo:language="zxx" fo:country="none" officeooo:paragraph-rsid="026cd703" style:language-asian="zxx" style:country-asian="none" style:language-complex="zxx" style:country-complex="none"/>
    </style:style>
    <style:style style:name="P34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924206" officeooo:paragraph-rsid="00924206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26bf456" officeooo:paragraph-rsid="026bf456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26bf456" officeooo:paragraph-rsid="026cd703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paragraph-rsid="026cd703" style:language-asian="zxx" style:country-asian="none" style:language-complex="zxx" style:country-complex="none"/>
    </style:style>
    <style:style style:name="T1" style:family="text">
      <style:text-properties officeooo:rsid="00213f32"/>
    </style:style>
    <style:style style:name="T2" style:family="text">
      <style:text-properties officeooo:rsid="002fe33b"/>
    </style:style>
    <style:style style:name="T3" style:family="text">
      <style:text-properties fo:font-style="italic" officeooo:rsid="003277fc" style:font-style-asian="italic" style:font-style-complex="italic"/>
    </style:style>
    <style:style style:name="T4" style:family="text">
      <style:text-properties fo:font-style="italic" officeooo:rsid="003beb52" style:font-style-asian="italic" style:font-style-complex="italic"/>
    </style:style>
    <style:style style:name="T5" style:family="text">
      <style:text-properties fo:font-style="italic" officeooo:rsid="006cf7e9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officeooo:rsid="0031bd2b"/>
    </style:style>
    <style:style style:name="T8" style:family="text">
      <style:text-properties officeooo:rsid="003277fc"/>
    </style:style>
    <style:style style:name="T9" style:family="text">
      <style:text-properties officeooo:rsid="00375d40"/>
    </style:style>
    <style:style style:name="T10" style:family="text">
      <style:text-properties officeooo:rsid="00382bb7"/>
    </style:style>
    <style:style style:name="T11" style:family="text">
      <style:text-properties officeooo:rsid="00394948"/>
    </style:style>
    <style:style style:name="T12" style:family="text">
      <style:text-properties officeooo:rsid="0039e82b"/>
    </style:style>
    <style:style style:name="T13" style:family="text">
      <style:text-properties officeooo:rsid="003ab7b5"/>
    </style:style>
    <style:style style:name="T14" style:family="text">
      <style:text-properties officeooo:rsid="0047718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942b0b" style:font-weight-asian="bold" style:font-weight-complex="bold"/>
    </style:style>
    <style:style style:name="T17" style:family="text">
      <style:text-properties officeooo:rsid="00920cf9"/>
    </style:style>
    <style:style style:name="T18" style:family="text">
      <style:text-properties officeooo:rsid="00942b0b"/>
    </style:style>
    <style:style style:name="T19" style:family="text">
      <style:text-properties officeooo:rsid="009583d7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style:text-underline-style="none" officeooo:rsid="009583d7" style:font-style-asian="normal" style:font-style-complex="normal"/>
    </style:style>
    <style:style style:name="T22" style:family="text">
      <style:text-properties officeooo:rsid="009672e1"/>
    </style:style>
    <style:style style:name="T23" style:family="text">
      <style:text-properties officeooo:rsid="00ac0c65"/>
    </style:style>
    <style:style style:name="T24" style:family="text">
      <style:text-properties officeooo:rsid="0105a4fc"/>
    </style:style>
    <style:style style:name="T25" style:family="text">
      <style:text-properties officeooo:rsid="011bdeb0"/>
    </style:style>
    <style:style style:name="T26" style:family="text">
      <style:text-properties officeooo:rsid="0140876b"/>
    </style:style>
    <style:style style:name="T27" style:family="text">
      <style:text-properties officeooo:rsid="014f8f22"/>
    </style:style>
    <style:style style:name="T28" style:family="text">
      <style:text-properties fo:font-weight="normal" officeooo:rsid="014f8f22" style:font-weight-asian="normal" style:font-weight-complex="normal"/>
    </style:style>
    <style:style style:name="T29" style:family="text">
      <style:text-properties fo:font-weight="normal" officeooo:rsid="016770db" style:font-weight-asian="normal" style:font-weight-complex="normal"/>
    </style:style>
    <style:style style:name="T30" style:family="text">
      <style:text-properties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officeooo:rsid="0182f7fd" style:language-asian="zxx" style:country-asian="none" style:language-complex="zxx" style:country-complex="none"/>
    </style:style>
    <style:style style:name="T32" style:family="text">
      <style:text-properties fo:language="zxx" fo:country="none" officeooo:rsid="01830aa1" style:language-asian="zxx" style:country-asian="none" style:language-complex="zxx" style:country-complex="none"/>
    </style:style>
    <style:style style:name="T33" style:family="text">
      <style:text-properties fo:language="zxx" fo:country="none" officeooo:rsid="00a98774" style:language-asian="zxx" style:country-asian="none" style:language-complex="zxx" style:country-complex="none"/>
    </style:style>
    <style:style style:name="T34" style:family="text">
      <style:text-properties fo:language="zxx" fo:country="none" fo:font-weight="bold" style:language-asian="zxx" style:country-asian="none" style:font-weight-asian="bold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h text:style-name="Heading_20_1" text:outline-level="1">UNSORTED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4" text:outline-level="1">BASH LINUX COMMANDS</text:h>
      <text:p text:style-name="P4"/>
      <text:p text:style-name="P5"/>
      <text:p text:style-name="P18">Control + l</text:p>
      <text:p text:style-name="P18"><text:span text:style-name="T1">l</text:span>s</text:p>
      <text:p text:style-name="P18">cd <text:s/>~/Documents <text:s text:c="5"/><text:span text:style-name="T3">same as</text:span><text:span text:style-name="T2"> <text:s text:c="4"/></text:span></text:p>
      <text:p text:style-name="P18"><text:span text:style-name="T2">cd <text:s/>/home/linux-ubuntu/</text:span><text:span text:style-name="T8">Documents <text:s text:c="3"/></text:span><text:span text:style-name="T4">(from anywere)</text:span></text:p>
      <text:p text:style-name="P18">cd</text:p>
      <text:p text:style-name="P18">pwd</text:p>
      <text:p text:style-name="P3"/>
      <text:p text:style-name="P3"/>
      <text:p text:style-name="P18">mkdir <text:s/>~/<text:span text:style-name="T13">Documents</text:span>/<text:span text:style-name="T13">f</text:span>older/folder</text:p>
      <text:p text:style-name="P18">mkdir <text:span text:style-name="T15">-p</text:span> <text:s/>folder/folder/folder</text:p>
      <text:p text:style-name="P18">touch …</text:p>
      <text:p text:style-name="P18">mkdir folder <text:span text:style-name="T15">&amp;&amp;</text:span> touch folder/code.py</text:p>
      <text:p text:style-name="P18">nano …</text:p>
      <text:p text:style-name="P18">gedit</text:p>
      <text:p text:style-name="P18">gedit file.txt</text:p>
      <text:p text:style-name="P18">cat data.txt <text:s text:c="3"/>(prints text to the console)</text:p>
      <text:p text:style-name="P3"/>
      <text:p text:style-name="P3"/>
      <text:p text:style-name="P22">compilation</text:p>
      <text:p text:style-name="P18">make <text:span text:style-name="T18">code</text:span></text:p>
      <text:p text:style-name="P18">cc -o <text:s/>code <text:s/>code.c <text:s/>-l<text:span text:style-name="T23">m</text:span><text:tab/><text:tab/><text:tab/><text:span text:style-name="T14">(must link dependent libraries)</text:span></text:p>
      <text:p text:style-name="P18">gcc -o <text:s/>code <text:s/>code.c <text:s/>-l<text:span text:style-name="T23">m<text:tab/><text:tab/><text:tab/></text:span><text:span text:style-name="T5">m == math.h</text:span></text:p>
      <text:p text:style-name="P18">clang -o <text:s/>code <text:s/>code.c <text:s/>-lcs50</text:p>
      <text:p text:style-name="P18">cc -o <text:span text:style-name="T25">code</text:span> <text:span text:style-name="T25">code</text:span>.c helpers.c</text:p>
      <text:p text:style-name="P6"/>
      <text:p text:style-name="P6"/>
      <text:p text:style-name="P18">mv <text:s/>file.txt <text:s/>text.txt</text:p>
      <text:p text:style-name="P18">mv <text:s/>file.txt <text:s/>./<text:span text:style-name="T9">folder</text:span></text:p>
      <text:p text:style-name="P18">mv <text:s/>folder<text:span text:style-name="T10">01 <text:s/>folder02</text:span> <text:s/></text:p>
      <text:p text:style-name="P6"/>
      <text:p text:style-name="P6"/>
      <text:p text:style-name="P18">cp <text:s text:c="2"/>file.txt <text:s text:c="2"/>file_copy.txt</text:p>
      <text:p text:style-name="P18">cp <text:s text:c="2"/>../file.txt <text:s text:c="2"/>file.txt</text:p>
      <text:p text:style-name="P18">cp <text:s text:c="2"/>file.txt <text:s text:c="2"/>~/<text:span text:style-name="T8">Documents</text:span>/file.txt</text:p>
      <text:p text:style-name="P18">cp <text:s/><text:span text:style-name="T15">-r</text:span> <text:s text:c="2"/>folder <text:s text:c="2"/>folder<text:span text:style-name="T7">_copy</text:span></text:p>
      <text:p text:style-name="P18">cp <text:s/><text:span text:style-name="T15">-r</text:span> <text:s text:c="2"/>folder <text:s text:c="2"/>~/<text:span text:style-name="T8">Documents</text:span>/<text:span text:style-name="T8">folder</text:span></text:p>
      <text:p text:style-name="P18">cp ~/Documents/<text:span text:style-name="T27">file.txt</text:span> <text:span text:style-name="T15">. <text:s text:c="2"/></text:span><text:span text:style-name="T28"><text:s text:c="18"/>Copy file into the current folder</text:span></text:p>
      <text:p text:style-name="P18"><text:span text:style-name="T28">cp -a ./ ../ <text:s text:c="22"/></text:span><text:span text:style-name="T29">Copy all files from current dir into ../</text:span></text:p>
      <text:p text:style-name="P7"><text:soft-page-break/></text:p>
      <text:p text:style-name="P7"/>
      <text:p text:style-name="P18">unlink file.txt</text:p>
      <text:p text:style-name="P18">rm <text:s/>file.txt</text:p>
      <text:p text:style-name="P18">rm <text:span text:style-name="T15">-d</text:span> <text:s/>folder<text:tab/><text:tab/><text:tab/>rmdir <text:s/>folder</text:p>
      <text:p text:style-name="P18">rm <text:span text:style-name="T15">-r</text:span> <text:s/>folder</text:p>
      <text:p text:style-name="P18">rm <text:span text:style-name="T15">-f</text:span> <text:s/>file.txt<text:tab/><text:tab/><text:tab/><text:span text:style-name="T16">f</text:span><text:span text:style-name="T18"> = f*ck the warning question</text:span><text:span text:style-name="T19">s</text:span></text:p>
      <text:p text:style-name="P18">rm <text:span text:style-name="T15">-rf</text:span> <text:s/>folder</text:p>
      <text:p text:style-name="P18">rm <text:s/>*.jpg <text:s text:c="28"/><text:span text:style-name="T24">(remove all jpeg’s)</text:span></text:p>
      <text:p text:style-name="P18">rm -f *.jpg</text:p>
      <text:p text:style-name="P8"/>
      <text:p text:style-name="P5"/>
      <text:p text:style-name="P18">sudo <text:s/>rmdir <text:s/>folder <text:s text:c="3"/><text:span text:style-name="T11">(for example)</text:span></text:p>
      <text:p text:style-name="P18">ln -s <text:s/>file.txt <text:s/>shortcut <text:s text:c="2"/><text:span text:style-name="T12">(creates a shortcut)</text:span></text:p>
      <text:p text:style-name="P18">man <text:s/>sudo <text:s/>(e.g.)</text:p>
      <text:p text:style-name="P18"/>
      <text:p text:style-name="P18">wget <text:span text:style-name="T6">link</text:span><text:span text:style-name="T20"> <text:s text:c="5"/></text:span><text:span text:style-name="T21">(doanload a file)</text:span></text:p>
      <text:p text:style-name="P18"><text:span text:style-name="T21">u</text:span><text:span text:style-name="T20">nzip archive.zip</text:span></text:p>
      <text:p text:style-name="P18"/>
      <text:p text:style-name="P18">display foto.bmp</text:p>
      <text:p text:style-name="P9"/>
      <text:p text:style-name="P10"/>
      <text:p text:style-name="P10"/>
      <text:p text:style-name="P10"/>
      <text:h text:style-name="P35" text:outline-level="2"><text:span text:style-name="T17">LINUX / </text:span>CONDA COMMANDS <text:span text:style-name="T17">for PYTHON</text:span></text:h>
      <text:p text:style-name="P3"/>
      <text:p text:style-name="P23">manage environments with pip</text:p>
      <text:p text:style-name="P19">python3 -m venv env1 <text:s text:c="4"/><text:span text:style-name="T26">#create an environment</text:span></text:p>
      <text:p text:style-name="P19">source env1/bin/activate <text:s/><text:span text:style-name="T26">#activate an environment</text:span></text:p>
      <text:p text:style-name="P19">which python <text:s text:c="18"/><text:span text:style-name="T26">#shows environment’s path</text:span></text:p>
      <text:p text:style-name="P19">pip list</text:p>
      <text:p text:style-name="P19">pip install numpy</text:p>
      <text:p text:style-name="P19">deactivate <text:s text:c="23"/><text:span text:style-name="T26">#deactivate environment</text:span></text:p>
      <text:p text:style-name="P2"><text:span text:style-name="Source_20_Text"><text:span text:style-name="T30"/></text:span></text:p>
      <text:p text:style-name="P2"><text:span text:style-name="Source_20_Text"><text:span text:style-name="T30"/></text:span></text:p>
      <text:p text:style-name="code_5f_title"><text:span text:style-name="Source_20_Text"><text:span text:style-name="T30">flask</text:span></text:span></text:p>
      <text:p text:style-name="code_5f_frame"><text:span text:style-name="Source_20_Text"><text:span text:style-name="T31">cd folder <text:s text:c="7"/></text:span></text:span><text:span text:style-name="Source_20_Text"><text:span text:style-name="T32">(env environment-folder will be located inside this folder)</text:span></text:span></text:p>
      <text:p text:style-name="code_5f_frame"><text:span text:style-name="Source_20_Text"><text:span text:style-name="T30">python3 -m venv env <text:s text:c="2"/></text:span></text:span><text:span text:style-name="Source_20_Text"><text:span text:style-name="T31">(or) <text:s/></text:span></text:span><text:span text:style-name="Source_20_Text"><text:span text:style-name="T30">python3 -m v</text:span></text:span><text:span text:style-name="Source_20_Text"><text:span text:style-name="T31">irtual</text:span></text:span><text:span text:style-name="Source_20_Text"><text:span text:style-name="T30">env env</text:span></text:span></text:p>
      <text:p text:style-name="code_5f_frame"><text:span text:style-name="Source_20_Text"><text:span text:style-name="T30">source env/bin/activate</text:span></text:span></text:p>
      <text:p text:style-name="code_5f_frame"><text:span text:style-name="Source_20_Text"><text:span text:style-name="T30">pip3 install flask</text:span></text:span></text:p>
      <text:p text:style-name="code_5f_frame"><text:span text:style-name="Source_20_Text"><text:span text:style-name="T30">export FLASK_APP=application.py</text:span></text:span></text:p>
      <text:p text:style-name="code_5f_frame"><text:span text:style-name="Source_20_Text"><text:span text:style-name="T30">flask run <text:s text:c="3"/></text:span></text:span><text:span text:style-name="Source_20_Text"><text:span text:style-name="T31">(or) <text:s text:c="2"/>python -m flask run</text:span></text:span></text:p>
      <text:p text:style-name="P17"><text:span text:style-name="Source_20_Text"><text:span text:style-name="T30"/></text:span></text:p>
      <text:p text:style-name="P17"><text:span text:style-name="Source_20_Text"><text:span text:style-name="T32">Control+C</text:span></text:span></text:p>
      <text:p text:style-name="P17"><text:span text:style-name="Source_20_Text"><text:span text:style-name="T32">unset FLASK_APP</text:span></text:span></text:p>
      <text:p text:style-name="P20">deactivate</text:p>
      <text:p text:style-name="P21">cd</text:p>
      <text:p text:style-name="P2"><text:span text:style-name="Source_20_Text"><text:span text:style-name="T30"/></text:span></text:p>
      <text:p text:style-name="P2"><text:span text:style-name="Source_20_Text"><text:span text:style-name="T30"/></text:span></text:p>
      <text:p text:style-name="P2"><text:span text:style-name="Source_20_Text"><text:span text:style-name="T30"/></text:span></text:p>
      <text:p text:style-name="code_5f_title"><text:span text:style-name="Source_20_Text"><text:span text:style-name="T30">conda</text:span></text:span></text:p>
      <text:p text:style-name="code_5f_frame"><text:span text:style-name="Source_20_Text"><text:span text:style-name="T30">source ~/PycharmProjects/project39/venv/bin/activate</text:span></text:span></text:p>
      <text:p text:style-name="code_5f_frame"><text:span text:style-name="Source_20_Text"><text:span text:style-name="T30">pip3.9 install numpy</text:span></text:span></text:p>
      <text:p text:style-name="code_5f_frame"><text:span text:style-name="Source_20_Text"><text:span text:style-name="T30">deactivate</text:span></text:span></text:p>
      <text:p text:style-name="P1"><text:span text:style-name="Source_20_Text"><text:span text:style-name="T30"/></text:span></text:p>
      <text:p text:style-name="code_5f_frame"><text:span text:style-name="Source_20_Text"><text:span text:style-name="T30">conda update anaconda</text:span></text:span></text:p>
      <text:p text:style-name="code_5f_frame"><text:span text:style-name="Source_20_Text"><text:span text:style-name="T30">conda install python=3.9</text:span></text:span></text:p>
      <text:p text:style-name="code_5f_frame"><text:span text:style-name="Source_20_Text"><text:span text:style-name="T30">conda update python</text:span></text:span></text:p>
      <text:p text:style-name="code_5f_frame"><text:soft-page-break/><text:span text:style-name="Source_20_Text"><text:span text:style-name="T30">conda update –all</text:span></text:span></text:p>
      <text:p text:style-name="Standard"><text:span text:style-name="Source_20_Text"><text:span text:style-name="T30"/></text:span></text:p>
      <text:p text:style-name="code_5f_frame"><text:span text:style-name="Source_20_Text"><text:span text:style-name="T30">conda create -n python36 python=3.6 <text:s/></text:span></text:span></text:p>
      <text:p text:style-name="code_5f_frame"><text:span text:style-name="Source_20_Text"><text:span text:style-name="T30">conda activate python36</text:span></text:span></text:p>
      <text:p text:style-name="code_5f_frame"><text:span text:style-name="Source_20_Text"><text:span text:style-name="T30">conda deactivate</text:span></text:span></text:p>
      <text:p text:style-name="P3"/>
      <text:p text:style-name="code_5f_frame"><text:span text:style-name="Source_20_Text"><text:span text:style-name="T30">conda info --envs <text:s text:c="5"/>or <text:s text:c="4"/>conda env list <text:s/></text:span></text:span><text:span text:style-name="Source_20_Text"><text:span text:style-name="T33">#list all envs</text:span></text:span></text:p>
      <text:p text:style-name="code_5f_frame"><text:span text:style-name="Source_20_Text"><text:span text:style-name="T30">conda list -n python36 <text:s text:c="4"/></text:span></text:span><text:span text:style-name="Source_20_Text"><text:span text:style-name="T33">#view packeges in an environment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NUMBER THEORY</text:h>
      <text:p text:style-name="P15"/>
      <text:p text:style-name="P28">visual representation of Squares of two through the binary system</text:p>
      <text:p text:style-name="P25">1 == 0b1 <text:s text:c="4"/></text:p>
      <text:p text:style-name="P25">2 == 0b10 <text:s text:c="2"/></text:p>
      <text:p text:style-name="P25">4 == 0b100 <text:s text:c="2"/></text:p>
      <text:p text:style-name="P25">8 == 0b1000 <text:s/></text:p>
      <text:p text:style-name="P25">16 ==0b10000 <text:s text:c="2"/></text:p>
      <text:p text:style-name="P25">32 ==0b100000</text:p>
      <text:p text:style-name="P25"/>
      <text:p text:style-name="P25">0b11100 == 16 + 8 + 4 == 2**4 + 2**3 + 2**2</text:p>
      <text:p text:style-name="P14"/>
      <text:p text:style-name="P28">bitwise operations</text:p>
      <text:p text:style-name="P24">x = 0b101010 <text:s text:c="3"/>#42</text:p>
      <text:p text:style-name="P24">y = 0b111000 <text:s text:c="3"/>#56</text:p>
      <text:p text:style-name="P24"/>
      <text:p text:style-name="P24">z = x &amp; y <text:s text:c="10"/># 101000 = 40</text:p>
      <text:p text:style-name="P24">z = x | y <text:s text:c="10"/># 111010 = 58</text:p>
      <text:p text:style-name="P24">z = x ^ y <text:s text:c="10"/># 10010 = 18</text:p>
      <text:p text:style-name="P24">z = ~x <text:s text:c="13"/>#-0b101011 = -43</text:p>
      <text:p text:style-name="P24">z = x &lt;&lt; 3 <text:s text:c="9"/># 101010000 = 336 = 42 * 2**3</text:p>
      <text:p text:style-name="P24">z = x &gt;&gt; 3 <text:s text:c="9"/># 101 = 5</text:p>
      <text:p text:style-name="P16"/>
      <text:p text:style-name="P15"/>
      <text:p text:style-name="P15"/>
      <text:p text:style-name="P15"/>
      <text:p text:style-name="P28">big vs little endian (integers saved in binary form)</text:p>
      <text:p text:style-name="P29">t = (0b00, 0b01, 0b10) <text:s/># same as: <text:s text:c="13"/># (0, 1, 2)</text:p>
      <text:p text:style-name="P30">t = (0b00000000, 0b00000001, 0b00000010) <text:s text:c="7"/># (0, 1, 2)</text:p>
      <text:p text:style-name="P27"><text:span text:style-name="T30">bt = bytes(t) <text:s text:c="34"/></text:span><text:span text:style-name="_32_-FORMZ_20_Char"><text:span text:style-name="T30"># b'\x00\x01\x02'</text:span></text:span></text:p>
      <text:p text:style-name="P26"><text:span text:style-name="T30">i = </text:span><text:span text:style-name="T34">int.from_bytes</text:span><text:span text:style-name="T30">(bt, byteorder="big") <text:s text:c="8"/></text:span><text:span text:style-name="_32_-FORMZ_20_Char"><text:span text:style-name="T30"># 258</text:span></text:span></text:p>
      <text:p text:style-name="P24"/>
      <text:p text:style-name="P26"><text:span text:style-name="T30">bt = </text:span><text:span text:style-name="T34">int.to_bytes</text:span><text:span text:style-name="T30">(i, length=2, byteorder="big") </text:span><text:span text:style-name="_32_-FORMZ_20_Char"><text:span text:style-name="T30"># b'\x01\x02'</text:span></text:span></text:p>
      <text:p text:style-name="P26"><text:span text:style-name="T30">bt = i</text:span><text:span text:style-name="T34">.to_bytes</text:span><text:span text:style-name="T30">(length=2, byteorder='big') <text:s text:c="5"/></text:span><text:span text:style-name="_32_-FORMZ_20_Char"><text:span text:style-name="T30"># same</text:span></text:span></text:p>
      <text:p text:style-name="P24"/>
      <text:p text:style-name="P26"><text:span text:style-name="T30">n = </text:span><text:span text:style-name="T34">int.bit_length</text:span><text:span text:style-name="T30">(i)</text:span><text:span text:style-name="_32_-FORMZ_20_Char"><text:span text:style-name="T30"><text:tab/><text:tab/><text:tab/><text:tab/><text:tab/><text:tab/># 9 : 100000010</text:span></text:span></text:p>
      <text:p text:style-name="P26"><text:span text:style-name="T30">n = i</text:span><text:span text:style-name="T34">.bit_length</text:span><text:span text:style-name="T30">() <text:s text:c="29"/></text:span><text:span text:style-name="_32_-FORMZ_20_Char"><text:span text:style-name="T30"># same</text:span></text:span></text:p>
      <text:p text:style-name="P24"/>
      <text:p text:style-name="P26"><text:span text:style-name="T30">i = int.from_bytes(bt, byteorder="little") <text:s text:c="5"/></text:span><text:span text:style-name="_32_-FORMZ_20_Char"><text:span text:style-name="T30"># 131328 = 2**17 + 2**8</text:span></text:span></text:p>
      <text:p text:style-name="P26"><text:soft-page-break/><text:span text:style-name="T30">bt = int.to_bytes(i, length=3, byteorder="little") </text:span><text:span text:style-name="_32_-FORMZ_20_Char"><text:span text:style-name="T30"># b'\x01\x02\x00'</text:span></text:span></text:p>
      <text:p text:style-name="P14"/>
      <text:p text:style-name="P13"/>
      <text:p text:style-name="P15"/>
      <text:p text:style-name="P15"/>
      <text:h text:style-name="Heading_20_2" text:outline-level="2">Modulo Arithmetic</text:h>
      <text:p text:style-name="P15"/>
      <text:p text:style-name="P28">a simple string hashing method</text:p>
      <text:p text:style-name="P26"><text:span text:style-name="T30">modulo = 256 <text:s text:c="20"/></text:span><text:span text:style-name="_32_-FORMZ_20_Char"><text:span text:style-name="T30"># i.e. 256 slots</text:span></text:span></text:p>
      <text:p text:style-name="P24">i = abs(hash("apple")) % modulo</text:p>
      <text:p text:style-name="P29">b = "{:b}".format(i) <text:s text:c="12"/># b is a str</text:p>
      <text:p text:style-name="P14"/>
      <text:p text:style-name="P28">modulo arithmetic</text:p>
      <text:p text:style-name="P24"><text:s/>12 % 5 == 2</text:p>
      <text:p text:style-name="P24">-12 % 5 == 3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ALGORITHMS</text:h>
      <text:p text:style-name="P11"/>
      <text:p text:style-name="P11"/>
      <text:p text:style-name="P22"><text:span text:style-name="T22">r</text:span>andom graph, bfs, dfs, detecting cycles with dfs</text:p>
      <text:p text:style-name="P18">import numpy as np</text:p>
      <text:p text:style-name="P18">import networkx as nx</text:p>
      <text:p text:style-name="P18"/>
      <text:p text:style-name="P18"/>
      <text:p text:style-name="P18">def make_adjacency_matrix(n_nodes, connected=False, directed=False, with_loops=False, </text:p>
      <text:p text:style-name="P18"><text:s text:c="26"/>edge_probability=1.0, random_state=None):</text:p>
      <text:p text:style-name="P18"><text:s text:c="4"/>"""makes an adjacency matrix representing a random graph"""</text:p>
      <text:p text:style-name="P18"><text:s text:c="4"/></text:p>
      <text:p text:style-name="P18"><text:s text:c="4"/>#directed or undirected?</text:p>
      <text:p text:style-name="P18"><text:s text:c="4"/>from operator import gt, ne</text:p>
      <text:p text:style-name="P18"><text:s text:c="4"/>condition = ne if directed else gt</text:p>
      <text:p text:style-name="P18"><text:s text:c="4"/></text:p>
      <text:p text:style-name="P18"><text:s text:c="4"/>#hyper-arguments</text:p>
      <text:p text:style-name="P18"><text:s text:c="4"/>n,p = n_nodes, edge_probability</text:p>
      <text:p text:style-name="P18"><text:s text:c="4"/>nx = [(i,j) for i in range(n) for j in range(n)]</text:p>
      <text:p text:style-name="P18"><text:s text:c="4"/></text:p>
      <text:p text:style-name="P18"><text:s text:c="4"/>#loop</text:p>
      <text:p text:style-name="P18"><text:s text:c="4"/>while(True):</text:p>
      <text:p text:style-name="P18"><text:s text:c="8"/>#handle randomness</text:p>
      <text:p text:style-name="P18"><text:s text:c="8"/>random_seed = random_state if (type(random_state) is int) else np.random.randint(0, 999)</text:p>
      <text:p text:style-name="P18"><text:s text:c="8"/>rs = np.random.RandomState(random_seed)</text:p>
      <text:p text:style-name="P18"><text:s text:c="8"/></text:p>
      <text:p text:style-name="P18"><text:s text:c="8"/>#make empty matrix</text:p>
      <text:p text:style-name="P18"><text:s text:c="8"/>mx = np.zeros(shape=(n,n), dtype='uint8')</text:p>
      <text:p text:style-name="P18"><text:s text:c="8"/></text:p>
      <text:p text:style-name="P18"><text:s text:c="8"/>#fill with ones with probability</text:p>
      <text:p text:style-name="P18"><text:soft-page-break/><text:s text:c="8"/>for (i,j) in nx:</text:p>
      <text:p text:style-name="P18"><text:s text:c="12"/>if condition(i,j):</text:p>
      <text:p text:style-name="P18"><text:s text:c="16"/>mx[i,j] = int(rs.rand() &lt;= p)</text:p>
      <text:p text:style-name="P18"><text:s text:c="12"/>if <text:s/>with_loops and i == j:</text:p>
      <text:p text:style-name="P18"><text:s text:c="16"/>mx[i,j] = int(rs.rand() &lt;= 1/n)</text:p>
      <text:p text:style-name="P18"><text:s text:c="8"/></text:p>
      <text:p text:style-name="P18"><text:s text:c="8"/>#if user wants a connected graph</text:p>
      <text:p text:style-name="P18"><text:s text:c="8"/>if connected and (type(random_state) is not int) and (0 in mx.sum(0)[:-1]):</text:p>
      <text:p text:style-name="P18"><text:s text:c="12"/>p += 0.001 <text:s/>#increase probability to rule out an infinite loop</text:p>
      <text:p text:style-name="P18"><text:s text:c="12"/>continue</text:p>
      <text:p text:style-name="P18"><text:s text:c="8"/>#after at least one run</text:p>
      <text:p text:style-name="P18"><text:s text:c="8"/>break</text:p>
      <text:p text:style-name="P18"><text:s text:c="4"/></text:p>
      <text:p text:style-name="P18"><text:s text:c="4"/>#print random seed/state to the console</text:p>
      <text:p text:style-name="P18"><text:s text:c="4"/>if random_state is True: print("random state:", random_seed)</text:p>
      <text:p text:style-name="P18"><text:s text:c="4"/></text:p>
      <text:p text:style-name="P18"><text:s text:c="4"/>#if not directed</text:p>
      <text:p text:style-name="P18"><text:s text:c="4"/>if not directed:</text:p>
      <text:p text:style-name="P18"><text:s text:c="8"/>mx = mx | mx.T <text:s/>#symetrical matrix</text:p>
      <text:p text:style-name="P18"><text:s text:c="4"/></text:p>
      <text:p text:style-name="P18"><text:s text:c="4"/>#remove double edges (if any) from a directed graph</text:p>
      <text:p text:style-name="P18"><text:s text:c="4"/>mxmx = mx + mx.T</text:p>
      <text:p text:style-name="P18"><text:s text:c="4"/>if directed and 2 in mxmx.ravel():</text:p>
      <text:p text:style-name="P18"><text:s text:c="8"/>for (i,j) in nx:</text:p>
      <text:p text:style-name="P18"><text:s text:c="12"/>if mxmx[i,j]==2 and (i &gt; j):</text:p>
      <text:p text:style-name="P18"><text:s text:c="16"/>mx[i,j] = 0</text:p>
      <text:p text:style-name="P18"><text:s text:c="4"/>return mx</text:p>
      <text:p text:style-name="P18"/>
      <text:p text:style-name="P18"/>
      <text:p text:style-name="P18"/>
      <text:p text:style-name="P18">def get_neighbors(matrix, node):</text:p>
      <text:p text:style-name="P18"><text:s text:c="4"/>return tuple(matrix[node].nonzero()[0])</text:p>
      <text:p text:style-name="P18"/>
      <text:p text:style-name="P18"/>
      <text:p text:style-name="P18"/>
      <text:p text:style-name="P18">def search_graph(matrix, method='bfs', searched_node=None):</text:p>
      <text:p text:style-name="P18"><text:s text:c="4"/>"""docstring"""</text:p>
      <text:p text:style-name="P18"><text:s text:c="4"/></text:p>
      <text:p text:style-name="P18"><text:s text:c="4"/>#search method parameter</text:p>
      <text:p text:style-name="P18"><text:s text:c="4"/>from collections import deque</text:p>
      <text:p text:style-name="P18"><text:s text:c="4"/>stack = deque() if str(method).lower() in ('bfs', 'none') else list()</text:p>
      <text:p text:style-name="P18"><text:s text:c="4"/></text:p>
      <text:p text:style-name="P18"><text:s text:c="4"/>#define the propper "getter"</text:p>
      <text:p text:style-name="P18"><text:s text:c="4"/>from operator import methodcaller</text:p>
      <text:p text:style-name="P18"><text:s text:c="4"/>popfrom = methodcaller('pop' if isinstance(stack, list) else 'popleft')</text:p>
      <text:p text:style-name="P18"><text:s text:c="4"/></text:p>
      <text:p text:style-name="P18"><text:s text:c="4"/>#hyper-arguments</text:p>
      <text:p text:style-name="P18"><text:s text:c="4"/>found_node = None</text:p>
      <text:p text:style-name="P18"><text:s text:c="4"/>visited = set()</text:p>
      <text:p text:style-name="P18"><text:s text:c="4"/>start_node = searched_node or 0</text:p>
      <text:p text:style-name="P18"><text:s text:c="4"/></text:p>
      <text:p text:style-name="P18"><text:s text:c="4"/>#put the start node into the stack/queue</text:p>
      <text:p text:style-name="P18"><text:s text:c="4"/>stack.append(start_node)</text:p>
      <text:p text:style-name="P18"><text:s text:c="4"/></text:p>
      <text:p text:style-name="P18"><text:s text:c="4"/>while(stack):</text:p>
      <text:p text:style-name="P18"><text:s text:c="8"/>current_node = popfrom(stack)</text:p>
      <text:p text:style-name="P18"><text:s text:c="8"/>#print("exploring node:", current_node)</text:p>
      <text:p text:style-name="P18"><text:s text:c="8"/>if current_node == searched_node: found_node = current_node</text:p>
      <text:p text:style-name="P18"><text:s text:c="8"/>visited.add(current_node)</text:p>
      <text:p text:style-name="P18"><text:s text:c="8"/>neighbors = get_neighbors(matrix, current_node)</text:p>
      <text:p text:style-name="P18"><text:s text:c="8"/>neighbors_to_add = set(neighbors).difference(set(stack)).difference(visited)</text:p>
      <text:p text:style-name="P18"><text:s text:c="8"/>stack.extend(neighbors_to_add)</text:p>
      <text:p text:style-name="P18"><text:s text:c="4"/>print("nodes visited with {}:".format('DFS' if isinstance(stack, list) else 'BFS'), visited)</text:p>
      <text:p text:style-name="P18"><text:s text:c="4"/>return found_node</text:p>
      <text:p text:style-name="P18"><text:soft-page-break/></text:p>
      <text:p text:style-name="P18"/>
      <text:p text:style-name="P18">def detect_cycle(matrix):</text:p>
      <text:p text:style-name="P18"><text:s text:c="4"/>"""searches from each node with DFS for a cycle,</text:p>
      <text:p text:style-name="P18"><text:s text:c="7"/>and returns [] if no cycle was detected else a tuple (from-edge, backward-edge-node)"""</text:p>
      <text:p text:style-name="P18"><text:s text:c="4"/></text:p>
      <text:p text:style-name="P18"><text:s text:c="4"/>cycles = [] <text:s/># (start-node, backward-edge-node)</text:p>
      <text:p text:style-name="P18"><text:s text:c="4"/></text:p>
      <text:p text:style-name="P18"><text:s text:c="4"/>for start_node in range(len(matrix)):</text:p>
      <text:p text:style-name="P18"><text:s text:c="8"/>visited = set()</text:p>
      <text:p text:style-name="P18"><text:s text:c="8"/>stack = list()</text:p>
      <text:p text:style-name="P18"><text:s text:c="8"/>stack.append(start_node) <text:s/># prime the dfs</text:p>
      <text:p text:style-name="P18"><text:s text:c="8"/></text:p>
      <text:p text:style-name="P18"><text:s text:c="8"/>while(stack):</text:p>
      <text:p text:style-name="P18"><text:s text:c="12"/>current_node = stack.pop()</text:p>
      <text:p text:style-name="P18"><text:s text:c="12"/>visited.add(current_node)</text:p>
      <text:p text:style-name="P18"><text:s text:c="12"/>children = get_neighbors(matrix, current_node)</text:p>
      <text:p text:style-name="P18"><text:s text:c="12"/>if start_node in children:</text:p>
      <text:p text:style-name="P18"><text:s text:c="16"/>cycles.append((start_node, current_node))</text:p>
      <text:p text:style-name="P18"><text:s text:c="12"/>children_to_add = set(children).difference(set(stack)).difference(visited)</text:p>
      <text:p text:style-name="P18"><text:s text:c="12"/>stack.extend(children_to_add)</text:p>
      <text:p text:style-name="P18"><text:s text:c="4"/>return cycles</text:p>
      <text:p text:style-name="P18"/>
      <text:p text:style-name="P18">##########################################################################################</text:p>
      <text:p text:style-name="P18"/>
      <text:p text:style-name="P18">#make a random graph</text:p>
      <text:p text:style-name="P18">mx = make_adjacency_matrix(n_nodes=5, connected=False, directed=True, with_loops=False,</text:p>
      <text:p text:style-name="P18"><text:s text:c="27"/>edge_probability=0.3, random_state=True)</text:p>
      <text:p text:style-name="P18">print(mx)</text:p>
      <text:p text:style-name="P18"/>
      <text:p text:style-name="P18">directed = not (mx == mx.T).all() <text:s/># does mx represent a directed graph or not?</text:p>
      <text:p text:style-name="P18"/>
      <text:p text:style-name="P18">#make a networkx-graph-object and draw the graph</text:p>
      <text:p text:style-name="P18">G = nx.DiGraph(mx) if directed else nx.from_numpy_array(mx)</text:p>
      <text:p text:style-name="P18">nx.draw(G, with_labels=True)</text:p>
      <text:p text:style-name="P18"/>
      <text:p text:style-name="P18">#bfs/dfs search</text:p>
      <text:p text:style-name="P18">node = search_graph(mx, method='dfs', searched_node=0)</text:p>
      <text:p text:style-name="P18"/>
      <text:p text:style-name="P18">#detect cycles (if any)</text:p>
      <text:p text:style-name="P18">l = detect_cycle(mx)</text:p>
      <text:p text:style-name="P18">print("cycles:", l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h text:style-name="Heading_20_1" text:outline-level="1">STATISTICS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AI TOPICS</text:h>
      <text:p text:style-name="P37"/>
      <text:p text:style-name="P37"/>
      <text:p text:style-name="P33">HMM (Hidden Markov Model)</text:p>
      <text:p text:style-name="P32">from pomegranate import DiscreteDistribution, State, HiddenMarkovModel</text:p>
      <text:p text:style-name="P32">from math import exp</text:p>
      <text:p text:style-name="P32"/>
      <text:p text:style-name="P32">#HMM</text:p>
      <text:p text:style-name="P31">e1 = DiscreteDistribution({"A":0.9, "B":0.1})</text:p>
      <text:p text:style-name="P31">e2 = DiscreteDistribution({"A":0.2, "B":0.8})</text:p>
      <text:p text:style-name="P31"/>
      <text:p text:style-name="P31">s1 = State(e1, name="0")</text:p>
      <text:p text:style-name="P31">s2 = State(e2, name="1")</text:p>
      <text:p text:style-name="P31"/>
      <text:p text:style-name="P31">T = [(0.3, 0.7), <text:s text:c="2"/># horizontally arranged</text:p>
      <text:p text:style-name="P31"><text:s text:c="5"/>(0.6, 0.4)]</text:p>
      <text:p text:style-name="P31"/>
      <text:p text:style-name="P31">E = [e1, e2]</text:p>
      <text:p text:style-name="P31"/>
      <text:p text:style-name="P31">s0 = [0.46153846, 0.53846154] <text:s/># stationary state vector of the transition mx T</text:p>
      <text:p text:style-name="P31">sz = [0.0, 0.0]</text:p>
      <text:p text:style-name="P31"/>
      <text:p text:style-name="P31">md = HiddenMarkovModel.from_matrix(T, E, s0, sz)</text:p>
      <text:p text:style-name="P32"/>
      <text:p text:style-name="P32"/>
      <text:p text:style-name="P32">#INFER</text:p>
      <text:p text:style-name="P31">emissions = ["A", "B", "B"] <text:s/># Observations sequense</text:p>
      <text:p text:style-name="P31"/>
      <text:p text:style-name="P31">log_prob = md.viterbi(emissions)[0]</text:p>
      <text:p text:style-name="P31">p = exp(log_prob)</text:p>
      <text:p text:style-name="P31">states = md.predict(emissions, algorithm='map')</text:p>
      <text:p text:style-name="P32">print(states, p)</text:p>
      <text:p text:style-name="P39"/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Noto Mono" svg:font-family="'Noto Mono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_5f_frame" style:display-name="code_frame" style:family="paragraph" style:parent-style-name="Standard">
      <loext:graphic-properties draw:fill="solid" draw:fill-color="#dee6ef" draw:opacity="100%"/>
      <style:paragraph-properties fo:background-color="#dee6ef" fo:padding="0.0201in" fo:border="1.05pt solid #3465a4"/>
      <style:text-properties style:font-name="Noto Mono" fo:font-family="'Noto Mono'" style:font-style-name="Regular" style:font-pitch="fixed" fo:font-size="10pt" style:font-size-asian="10pt" style:font-size-complex="10pt"/>
    </style:style>
    <style:style style:name="code_5f_title" style:display-name="code_title" style:family="paragraph" style:parent-style-name="Standard">
      <style:text-properties fo:color="#3465a4" style:font-name="FreeSans" fo:font-family="FreeSans" style:font-family-generic="swiss" style:font-pitch="variable" fo:font-size="14pt" fo:font-weight="bold" officeooo:rsid="000c8672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Calibri1" style:font-family-asian="Calibri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_32_-FORMULA" style:display-name="2-FORMULA" style:family="paragraph" style:parent-style-name="Standard" style:default-outline-level="">
      <loext:graphic-properties draw:fill="solid" draw:fill-color="#ffffbb"/>
      <style:paragraph-properties fo:background-color="#ffffbb" fo:padding-left="0.0555in" fo:padding-right="0.0555in" fo:padding-top="0.0138in" fo:padding-bottom="0.0138in" fo:border="2.01pt solid #0070c0"/>
      <style:text-properties fo:color="#002060" style:font-name="Consolas1" fo:font-family="Consolas" style:font-family-generic="roman" style:font-pitch="variable" fo:font-size="10pt" fo:language="en" fo:country="GB" style:font-size-asian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_31_-CODE" style:display-name="1-CODE" style:family="paragraph" style:parent-style-name="Standard" style:default-outline-level="">
      <loext:graphic-properties draw:fill="solid" draw:fill-color="#f2f2f2"/>
      <style:paragraph-properties fo:background-color="#f2f2f2" fo:padding-left="0.0555in" fo:padding-right="0.0555in" fo:padding-top="0.0138in" fo:padding-bottom="0.0138in" fo:border="0.51pt solid #2f5496">
        <style:tab-stops>
          <style:tab-stop style:position="0.6898in"/>
        </style:tab-stops>
      </style:paragraph-properties>
      <style:text-properties fo:color="#0d0d0d" style:font-name="Consolas1" fo:font-family="Consolas" style:font-family-generic="roman" style:font-pitch="variable" fo:font-size="8pt" fo:language="en" fo:country="US" style:font-size-asian="8pt" style:font-name-complex="Courier New1" style:font-family-complex="'Courier New'" style:font-family-generic-complex="system" style:font-pitch-complex="variable"/>
    </style:style>
    <style:style style:name="_33_-TitleForExample" style:display-name="3-TitleForExample" style:family="paragraph" style:parent-style-name="Standard" style:default-outline-level="">
      <style:paragraph-properties>
        <style:tab-stops>
          <style:tab-stop style:position="0.6898in"/>
        </style:tab-stops>
      </style:paragraph-properties>
      <style:text-properties fo:color="#00b0f0" style:font-name="DejaVu Sans" fo:font-family="'DejaVu Sans'" style:font-style-name="Bold" style:font-family-generic="swiss" style:font-pitch="variable" fo:font-size="12pt" fo:language="en" fo:country="GB" fo:font-weight="bold" style:font-size-asian="12pt" style:font-weight-asian="bold"/>
    </style:style>
    <style:style style:name="_32_-FORMZ" style:display-name="2-FORMZ" style:family="paragraph" style:parent-style-name="_32_-FORMULA" style:default-outline-level="">
      <loext:graphic-properties draw:fill="solid" draw:fill-color="#ffffbb"/>
      <style:paragraph-properties fo:background-color="#ffffbb"/>
      <style:text-properties fo:color="#595959" fo:font-size="8pt" fo:language="en" fo:country="US" style:font-size-asian="8pt"/>
    </style:style>
    <style:style style:name="_34_.CodeComment" style:display-name="4.CodeComment" style:family="paragraph" style:parent-style-name="_33_-TitleForExample" style:default-outline-level="">
      <style:text-properties fo:color="#7f7f7f" style:font-name="Consolas1" fo:font-family="Consolas" style:font-family-generic="roman" style:font-pitch="variable" fo:font-size="8pt" fo:font-weight="normal" style:font-size-asian="8pt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_32_-FORMULA_20_Char" style:display-name="2-FORMULA Char" style:family="text" style:parent-style-name="Default_20_Paragraph_20_Font">
      <style:text-properties fo:color="#002060" style:font-name="Consolas1" fo:font-family="Consolas" style:font-family-generic="roman" style:font-pitch="variable" fo:font-size="12pt" fo:language="en" fo:country="GB" fo:background-color="#ffffbb" style:font-size-asian="12pt"/>
    </style:style>
    <style:style style:name="_32_-FORMZ_20_Char" style:display-name="2-FORMZ Char" style:family="text" style:parent-style-name="_32_-FORMULA_20_Char">
      <style:text-properties fo:color="#595959" style:font-name="Consolas1" fo:font-family="Consolas" style:font-family-generic="roman" style:font-pitch="variable" fo:font-size="8pt" fo:language="en" fo:country="US" fo:background-color="#ffffbb" style:font-size-asian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689in" fo:margin-bottom="0.4744in" fo:margin-left="0.3752in" fo:margin-right="0.39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3:24:43.843167176</meta:creation-date>
    <dc:date>2021-02-20T19:02:41.403606828</dc:date>
    <meta:editing-duration>P13DT23H52M38S</meta:editing-duration>
    <meta:editing-cycles>386</meta:editing-cycles>
    <meta:generator>LibreOffice/6.4.6.2$Linux_X86_64 LibreOffice_project/40$Build-2</meta:generator>
    <meta:document-statistic meta:table-count="0" meta:image-count="0" meta:object-count="0" meta:page-count="8" meta:paragraph-count="255" meta:word-count="1052" meta:character-count="8363" meta:non-whitespace-character-count="6390"/>
  </office:meta>
</office:document-meta>
</file>